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ab9e7"/>
    </style:style>
    <style:style style:name="P2" style:family="paragraph" style:parent-style-name="Standard">
      <style:paragraph-properties fo:text-align="justify" style:justify-single-word="false"/>
      <style:text-properties officeooo:paragraph-rsid="00173242"/>
    </style:style>
    <style:style style:name="P3" style:family="paragraph" style:parent-style-name="Standard">
      <style:paragraph-properties fo:text-align="justify" style:justify-single-word="false"/>
      <style:text-properties officeooo:paragraph-rsid="001f05ec"/>
    </style:style>
    <style:style style:name="P4" style:family="paragraph" style:parent-style-name="Standard">
      <style:paragraph-properties fo:text-align="justify" style:justify-single-word="false"/>
      <style:text-properties officeooo:paragraph-rsid="001f8a4a"/>
    </style:style>
    <style:style style:name="P5" style:family="paragraph" style:parent-style-name="Standard">
      <style:paragraph-properties fo:text-align="justify" style:justify-single-word="false"/>
      <style:text-properties officeooo:paragraph-rsid="002407f7"/>
    </style:style>
    <style:style style:name="P6" style:family="paragraph" style:parent-style-name="Standard">
      <style:paragraph-properties fo:text-align="justify" style:justify-single-word="false"/>
      <style:text-properties officeooo:paragraph-rsid="00294f6c"/>
    </style:style>
    <style:style style:name="P7" style:family="paragraph" style:parent-style-name="Standard">
      <style:paragraph-properties fo:text-align="justify" style:justify-single-word="false"/>
      <style:text-properties officeooo:paragraph-rsid="002f39fa"/>
    </style:style>
    <style:style style:name="P8" style:family="paragraph" style:parent-style-name="Standard">
      <style:paragraph-properties fo:text-align="justify" style:justify-single-word="false"/>
      <style:text-properties officeooo:paragraph-rsid="00353301"/>
    </style:style>
    <style:style style:name="P9" style:family="paragraph" style:parent-style-name="Standard">
      <style:paragraph-properties fo:text-align="justify" style:justify-single-word="false"/>
      <style:text-properties officeooo:paragraph-rsid="003c334b"/>
    </style:style>
    <style:style style:name="P10" style:family="paragraph" style:parent-style-name="Standard">
      <style:paragraph-properties fo:text-align="justify" style:justify-single-word="false"/>
      <style:text-properties officeooo:paragraph-rsid="0051e87f"/>
    </style:style>
    <style:style style:name="P11" style:family="paragraph" style:parent-style-name="Standard">
      <style:paragraph-properties fo:text-align="justify" style:justify-single-word="false"/>
      <style:text-properties officeooo:paragraph-rsid="000a44cf"/>
    </style:style>
    <style:style style:name="P12" style:family="paragraph" style:parent-style-name="Standard">
      <style:paragraph-properties fo:text-align="justify" style:justify-single-word="false"/>
      <style:text-properties officeooo:paragraph-rsid="0055b259"/>
    </style:style>
    <style:style style:name="P13" style:family="paragraph" style:parent-style-name="Standard">
      <style:paragraph-properties fo:text-align="justify" style:justify-single-word="false"/>
      <style:text-properties officeooo:paragraph-rsid="00160f5a"/>
    </style:style>
    <style:style style:name="P14" style:family="paragraph" style:parent-style-name="Standard">
      <style:paragraph-properties fo:text-align="justify" style:justify-single-word="false"/>
      <style:text-properties officeooo:paragraph-rsid="0069121f"/>
    </style:style>
    <style:style style:name="P15" style:family="paragraph" style:parent-style-name="Standard">
      <style:paragraph-properties fo:text-align="justify" style:justify-single-word="false"/>
      <style:text-properties officeooo:rsid="0049c500" officeooo:paragraph-rsid="0049c500"/>
    </style:style>
    <style:style style:name="P16" style:family="paragraph" style:parent-style-name="Standard">
      <style:paragraph-properties fo:text-align="justify" style:justify-single-word="false"/>
      <style:text-properties officeooo:rsid="004baab4" officeooo:paragraph-rsid="004baab4"/>
    </style:style>
    <style:style style:name="P17" style:family="paragraph" style:parent-style-name="Standard">
      <style:paragraph-properties fo:text-align="justify" style:justify-single-word="false"/>
      <style:text-properties officeooo:rsid="0051e87f" officeooo:paragraph-rsid="0051e87f"/>
    </style:style>
    <style:style style:name="P18" style:family="paragraph" style:parent-style-name="Standard">
      <style:paragraph-properties fo:text-align="justify" style:justify-single-word="false"/>
      <style:text-properties officeooo:rsid="00545324" officeooo:paragraph-rsid="00545324"/>
    </style:style>
    <style:style style:name="P19" style:family="paragraph" style:parent-style-name="Standard">
      <style:paragraph-properties fo:text-align="justify" style:justify-single-word="false"/>
      <style:text-properties officeooo:rsid="0055b259" officeooo:paragraph-rsid="0055b259"/>
    </style:style>
    <style:style style:name="P20" style:family="paragraph" style:parent-style-name="Standard">
      <style:paragraph-properties fo:text-align="justify" style:justify-single-word="false"/>
      <style:text-properties officeooo:rsid="005b4778" officeooo:paragraph-rsid="005b4778"/>
    </style:style>
    <style:style style:name="P21" style:family="paragraph" style:parent-style-name="Standard">
      <style:paragraph-properties fo:text-align="justify" style:justify-single-word="false"/>
      <style:text-properties officeooo:rsid="005d276e" officeooo:paragraph-rsid="005d276e"/>
    </style:style>
    <style:style style:name="P22" style:family="paragraph" style:parent-style-name="Standard">
      <style:paragraph-properties fo:text-align="justify" style:justify-single-word="false"/>
      <style:text-properties officeooo:rsid="005d5042" officeooo:paragraph-rsid="005d5042"/>
    </style:style>
    <style:style style:name="P23" style:family="paragraph" style:parent-style-name="Standard">
      <style:paragraph-properties fo:text-align="justify" style:justify-single-word="false"/>
      <style:text-properties officeooo:rsid="0069121f" officeooo:paragraph-rsid="0069121f"/>
    </style:style>
    <style:style style:name="P24" style:family="paragraph" style:parent-style-name="Standard">
      <style:paragraph-properties fo:text-align="justify" style:justify-single-word="false"/>
      <style:text-properties officeooo:rsid="006dddbe" officeooo:paragraph-rsid="006dddbe"/>
    </style:style>
    <style:style style:name="P25" style:family="paragraph" style:parent-style-name="Standard">
      <style:paragraph-properties fo:text-align="justify" style:justify-single-word="false"/>
      <style:text-properties officeooo:paragraph-rsid="002f39fa"/>
    </style:style>
    <style:style style:name="P26" style:family="paragraph" style:parent-style-name="Standard">
      <style:paragraph-properties fo:text-align="justify" style:justify-single-word="false"/>
      <style:text-properties officeooo:paragraph-rsid="00a4a288"/>
    </style:style>
    <style:style style:name="P27" style:family="paragraph" style:parent-style-name="Standard">
      <style:paragraph-properties fo:text-align="justify" style:justify-single-word="false"/>
      <style:text-properties officeooo:rsid="009f7548" officeooo:paragraph-rsid="009f7548"/>
    </style:style>
    <style:style style:name="T1" style:family="text">
      <style:text-properties officeooo:rsid="001c9046"/>
    </style:style>
    <style:style style:name="T2" style:family="text">
      <style:text-properties officeooo:rsid="001f05ec"/>
    </style:style>
    <style:style style:name="T3" style:family="text">
      <style:text-properties officeooo:rsid="0026d746"/>
    </style:style>
    <style:style style:name="T4" style:family="text">
      <style:text-properties officeooo:rsid="0026dc76"/>
    </style:style>
    <style:style style:name="T5" style:family="text">
      <style:text-properties officeooo:rsid="00294f6c"/>
    </style:style>
    <style:style style:name="T6" style:family="text">
      <style:text-properties officeooo:rsid="002c7da9"/>
    </style:style>
    <style:style style:name="T7" style:family="text">
      <style:text-properties officeooo:rsid="00317f69"/>
    </style:style>
    <style:style style:name="T8" style:family="text">
      <style:text-properties officeooo:rsid="00336386"/>
    </style:style>
    <style:style style:name="T9" style:family="text">
      <style:text-properties officeooo:rsid="00371572"/>
    </style:style>
    <style:style style:name="T10" style:family="text">
      <style:text-properties officeooo:rsid="0038c9e4"/>
    </style:style>
    <style:style style:name="T11" style:family="text">
      <style:text-properties officeooo:rsid="004baab4"/>
    </style:style>
    <style:style style:name="T12" style:family="text">
      <style:text-properties officeooo:rsid="004c18f8"/>
    </style:style>
    <style:style style:name="T13" style:family="text">
      <style:text-properties officeooo:rsid="004c72c9"/>
    </style:style>
    <style:style style:name="T14" style:family="text">
      <style:text-properties officeooo:rsid="00501a85"/>
    </style:style>
    <style:style style:name="T15" style:family="text">
      <style:text-properties officeooo:rsid="0051e87f"/>
    </style:style>
    <style:style style:name="T16" style:family="text">
      <style:text-properties officeooo:rsid="00525bc1"/>
    </style:style>
    <style:style style:name="T17" style:family="text">
      <style:text-properties officeooo:rsid="00545324"/>
    </style:style>
    <style:style style:name="T18" style:family="text">
      <style:text-properties officeooo:rsid="0055b259"/>
    </style:style>
    <style:style style:name="T19" style:family="text">
      <style:text-properties officeooo:rsid="005773e1"/>
    </style:style>
    <style:style style:name="T20" style:family="text">
      <style:text-properties officeooo:rsid="005c977d"/>
    </style:style>
    <style:style style:name="T21" style:family="text">
      <style:text-properties officeooo:rsid="005e123b"/>
    </style:style>
    <style:style style:name="T22" style:family="text">
      <style:text-properties officeooo:rsid="005e420b"/>
    </style:style>
    <style:style style:name="T23" style:family="text">
      <style:text-properties officeooo:rsid="005fd9f2"/>
    </style:style>
    <style:style style:name="T24" style:family="text">
      <style:text-properties officeooo:rsid="0060d54d"/>
    </style:style>
    <style:style style:name="T25" style:family="text">
      <style:text-properties officeooo:rsid="0062d9e4"/>
    </style:style>
    <style:style style:name="T26" style:family="text">
      <style:text-properties officeooo:rsid="00681166"/>
    </style:style>
    <style:style style:name="T27" style:family="text">
      <style:text-properties officeooo:rsid="0069121f"/>
    </style:style>
    <style:style style:name="T28" style:family="text">
      <style:text-properties officeooo:rsid="006aa8e5"/>
    </style:style>
    <style:style style:name="T29" style:family="text">
      <style:text-properties officeooo:rsid="006c4f8f"/>
    </style:style>
    <style:style style:name="T30" style:family="text">
      <style:text-properties officeooo:rsid="006dddbe"/>
    </style:style>
    <style:style style:name="T31" style:family="text">
      <style:text-properties officeooo:rsid="006f90e5"/>
    </style:style>
    <style:style style:name="T32" style:family="text">
      <style:text-properties officeooo:rsid="007124ef"/>
    </style:style>
    <style:style style:name="T33" style:family="text">
      <style:text-properties officeooo:rsid="0072cb5d"/>
    </style:style>
    <style:style style:name="T34" style:family="text">
      <style:text-properties officeooo:rsid="00763181"/>
    </style:style>
    <style:style style:name="T35" style:family="text">
      <style:text-properties officeooo:rsid="007793d4"/>
    </style:style>
    <style:style style:name="T36" style:family="text">
      <style:text-properties officeooo:rsid="007a735d"/>
    </style:style>
    <style:style style:name="T37" style:family="text">
      <style:text-properties officeooo:rsid="007bb15f"/>
    </style:style>
    <style:style style:name="T38" style:family="text">
      <style:text-properties officeooo:rsid="007caa08"/>
    </style:style>
    <style:style style:name="T39" style:family="text">
      <style:text-properties officeooo:rsid="007e4c2d"/>
    </style:style>
    <style:style style:name="T40" style:family="text">
      <style:text-properties officeooo:rsid="007fef39"/>
    </style:style>
    <style:style style:name="T41" style:family="text">
      <style:text-properties officeooo:rsid="00816fdd"/>
    </style:style>
    <style:style style:name="T42" style:family="text">
      <style:text-properties officeooo:rsid="00829e56"/>
    </style:style>
    <style:style style:name="T43" style:family="text">
      <style:text-properties officeooo:rsid="0082ec64"/>
    </style:style>
    <style:style style:name="T44" style:family="text">
      <style:text-properties officeooo:rsid="0083b8fc"/>
    </style:style>
    <style:style style:name="T45" style:family="text">
      <style:text-properties officeooo:rsid="00842a78"/>
    </style:style>
    <style:style style:name="T46" style:family="text">
      <style:text-properties officeooo:rsid="00850c10"/>
    </style:style>
    <style:style style:name="T47" style:family="text">
      <style:text-properties officeooo:rsid="0086a898"/>
    </style:style>
    <style:style style:name="T48" style:family="text">
      <style:text-properties officeooo:rsid="00891bda"/>
    </style:style>
    <style:style style:name="T49" style:family="text">
      <style:text-properties officeooo:rsid="008a5d0b"/>
    </style:style>
    <style:style style:name="T50" style:family="text">
      <style:text-properties officeooo:rsid="008b243a"/>
    </style:style>
    <style:style style:name="T51" style:family="text">
      <style:text-properties officeooo:rsid="008b6ceb"/>
    </style:style>
    <style:style style:name="T52" style:family="text">
      <style:text-properties officeooo:rsid="008f1bc6"/>
    </style:style>
    <style:style style:name="T53" style:family="text">
      <style:text-properties officeooo:rsid="008fb903"/>
    </style:style>
    <style:style style:name="T54" style:family="text">
      <style:text-properties officeooo:rsid="00907be2"/>
    </style:style>
    <style:style style:name="T55" style:family="text">
      <style:text-properties officeooo:rsid="0091138c"/>
    </style:style>
    <style:style style:name="T56" style:family="text">
      <style:text-properties officeooo:rsid="00930943"/>
    </style:style>
    <style:style style:name="T57" style:family="text">
      <style:text-properties officeooo:rsid="0093959d"/>
    </style:style>
    <style:style style:name="T58" style:family="text">
      <style:text-properties officeooo:rsid="0093d327"/>
    </style:style>
    <style:style style:name="T59" style:family="text">
      <style:text-properties officeooo:rsid="00950419"/>
    </style:style>
    <style:style style:name="T60" style:family="text">
      <style:text-properties officeooo:rsid="00955250"/>
    </style:style>
    <style:style style:name="T61" style:family="text">
      <style:text-properties officeooo:rsid="0096a697"/>
    </style:style>
    <style:style style:name="T62" style:family="text">
      <style:text-properties officeooo:rsid="009883d1"/>
    </style:style>
    <style:style style:name="T63" style:family="text">
      <style:text-properties officeooo:rsid="00989333"/>
    </style:style>
    <style:style style:name="T64" style:family="text">
      <style:text-properties officeooo:rsid="009a1f27"/>
    </style:style>
    <style:style style:name="T65" style:family="text">
      <style:text-properties officeooo:rsid="009bbe61"/>
    </style:style>
    <style:style style:name="T66" style:family="text">
      <style:text-properties officeooo:rsid="009c5778"/>
    </style:style>
    <style:style style:name="T67" style:family="text">
      <style:text-properties officeooo:rsid="009e6b8f"/>
    </style:style>
    <style:style style:name="T68" style:family="text">
      <style:text-properties officeooo:rsid="009f8839"/>
    </style:style>
    <style:style style:name="T69" style:family="text">
      <style:text-properties officeooo:rsid="00a0da0e"/>
    </style:style>
    <style:style style:name="T70" style:family="text">
      <style:text-properties officeooo:rsid="00a252b4"/>
    </style:style>
    <style:style style:name="T71" style:family="text">
      <style:text-properties officeooo:rsid="00a2c16b"/>
    </style:style>
    <style:style style:name="T72" style:family="text">
      <style:text-properties officeooo:rsid="00a4a288"/>
    </style:style>
    <style:style style:name="T73" style:family="text">
      <style:text-properties officeooo:rsid="00a67703"/>
    </style:style>
    <style:style style:name="T74" style:family="text">
      <style:text-properties officeooo:rsid="00a8a306"/>
    </style:style>
    <style:style style:name="T75" style:family="text">
      <style:text-properties officeooo:rsid="00a90f06"/>
    </style:style>
    <style:style style:name="T76" style:family="text">
      <style:text-properties officeooo:rsid="00a92d8b"/>
    </style:style>
    <style:style style:name="T77" style:family="text">
      <style:text-properties officeooo:rsid="00a9f878"/>
    </style:style>
    <style:style style:name="T78" style:family="text">
      <style:text-properties officeooo:rsid="00aa49bf"/>
    </style:style>
    <style:style style:name="T79" style:family="text">
      <style:text-properties officeooo:rsid="00ac3884"/>
    </style:style>
    <style:style style:name="T80" style:family="text">
      <style:text-properties officeooo:rsid="00ac9261"/>
    </style:style>
    <style:style style:name="T81" style:family="text">
      <style:text-properties officeooo:rsid="00b01a02"/>
    </style:style>
    <style:style style:name="T82" style:family="text">
      <style:text-properties officeooo:rsid="00b0bdab"/>
    </style:style>
    <style:style style:name="T83" style:family="text">
      <style:text-properties officeooo:rsid="00b10c98"/>
    </style:style>
    <style:style style:name="T84" style:family="text">
      <style:text-properties officeooo:rsid="00b21ab5"/>
    </style:style>
    <style:style style:name="T85" style:family="text">
      <style:text-properties officeooo:rsid="00b3a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[1]</text:p>
      <text:p text:style-name="P17">Bom dia a todos.</text:p>
      <text:p text:style-name="P10"/>
      <text:p text:style-name="P17">[2]</text:p>
      <text:p text:style-name="P17">Essa é a ordem que será seguida nessa apresentação. E vou começar falando sobre os problemas que motivaram essa pesquisa.</text:p>
      <text:p text:style-name="P17"/>
      <text:p text:style-name="P17">[3]</text:p>
      <text:p text:style-name="P10"><text:span text:style-name="T15">Começando pelo a</text:span>umento do tempo médio de deslocamento dentro das cidades. <text:span text:style-name="T15">Por exemplo, </text:span><text:span text:style-name="T48">se </text:span><text:span text:style-name="T15">antigamente </text:span><text:span text:style-name="T48">levava 10, 15 minutos pra ir de A até B, hoje leva 20, 30 minutos.</text:span></text:p>
      <text:p text:style-name="P10"/>
      <text:p text:style-name="P17">[4]</text:p>
      <text:p text:style-name="P10">Isso ocorre por ter cada vez mais veículos circulando nas ruas, como vemos nesse gráfico de frota de veículos em circulação no Brasil. <text:span text:style-name="T49">No ano passado tivemos pouco mais de 100 milhões veículos circulando. </text:span><text:span text:style-name="T50">Isso diminui o espaço disponível nas vias…</text:span></text:p>
      <text:p text:style-name="P10"/>
      <text:p text:style-name="P17">[5]</text:p>
      <text:p text:style-name="P10"><text:span text:style-name="T51">E</text:span> causa congestionamentos. <text:span text:style-name="T15">Com o motor mais tempo ligado gera mais poluição e </text:span>ruído e isso tudo traz impactos econômicos e <text:span text:style-name="T52">ambientais.</text:span></text:p>
      <text:p text:style-name="P11"/>
      <text:p text:style-name="P17">[6]</text:p>
      <text:p text:style-name="P1">Uma solução para isso é incentivar o uso do transporte público, onde é possível juntar várias pessoas em um único veículo. <text:span text:style-name="T16">Imaginem que existe 40 carros em um trecho </text:span><text:span text:style-name="T53">de uma avenida</text:span><text:span text:style-name="T16">. Cada carro com 1 uma pessoa. Se colocássemos todas elas em um ônibus teríamos</text:span> uma grande economia de espaço. <text:span text:style-name="T17">E isso diminuiria congestionamentos.</text:span></text:p>
      <text:p text:style-name="P1"/>
      <text:p text:style-name="P18">[7]</text:p>
      <text:p text:style-name="P12">Mas o transporte público pode ter seus problemas <text:span text:style-name="T18">em algumas cidades. </text:span><text:span text:style-name="T54">A exemplo de Mossoró</text:span> <text:span text:style-name="T54">temos </text:span><text:span text:style-name="T55">irregularidade n</text:span>a frequência de ônibus <text:span text:style-name="T56">em alguns locais.</text:span></text:p>
      <text:p text:style-name="P12"/>
      <text:p text:style-name="P19">[8]</text:p>
      <text:p text:style-name="P12"><text:span text:style-name="T18">E</text:span>sse gráfico <text:span text:style-name="T18">indica o tempo mínimo </text:span><text:span text:style-name="T19">entre veículos em uma mesma linha. </text:span><text:span text:style-name="T64">Esses dados são de antes da pandemia, </text:span><text:span text:style-name="T65">quando todas as linhas funcionavam</text:span><text:span text:style-name="T64">. </text:span><text:span text:style-name="T57">Cada coluna</text:span><text:span text:style-name="T19"> é </text:span><text:span text:style-name="T58">um</text:span><text:span text:style-name="T19">a linha de ônibus e o eixo vertical é o tempo em minutos. </text:span><text:span text:style-name="T59">Aqui mostra que, na linha 1, o tempo </text:span><text:span text:style-name="T60">fica em</text:span><text:span text:style-name="T59"> torno de 5 minutos. </text:span><text:span text:style-name="T61">Isso significa que, em algum momento do dia, o ônibus sai do terminal fazendo a linha 1 e 5 minutos depois outro ônibus sai </text:span><text:span text:style-name="T62">fazendo essa mesma linha com a mesma rota. No outro extremo temos a linha 11, que apresentou um valor muito discrepante e eu tirei desse gráfico mas deixei como observação. Ela tem apenas 3 horários, 1 em cada turno. Manhã, tarde e noite. Isso significa que esse tempo fica em torno de 6 horas.</text:span></text:p>
      <text:p text:style-name="P13"/>
      <text:p text:style-name="P20">[9]</text:p>
      <text:p text:style-name="P2">Outro problema é a <text:span text:style-name="T63">cobertura</text:span> de paradas <text:span text:style-name="T20">de ônibus</text:span>.</text:p>
      <text:p text:style-name="P2"/>
      <text:p text:style-name="P21">[10]</text:p>
      <text:p text:style-name="P22">Nesse mapa de Mossoró, os pontos rosas são as paradas de ônibus. Podemos ver que elas estão concentradas no centro da cidade enquanto outros locais estão descobertos.</text:p>
      <text:p text:style-name="P21"/>
      <text:p text:style-name="P22">[11]</text:p>
      <text:p text:style-name="P3">Para resolver esse<text:span text:style-name="T1">s</text:span> problema<text:span text:style-name="T1">s</text:span> <text:span text:style-name="T21">entra o nosso trabalho de simulações. Usamos o software</text:span> MATSim, que é um software gratuito. <text:span text:style-name="T14">Ele é um simulador baseado em agentes. </text:span><text:span text:style-name="T21">Esses</text:span><text:span text:style-name="T14"> agentes são os pedestres, </text:span><text:span text:style-name="T66">as pessoas</text:span><text:span text:style-name="T14">. </text:span>Para simular <text:span text:style-name="T2">nele</text:span> é necessário <text:span text:style-name="T22">ter</text:span> no mínimo 5 arquivos.</text:p>
      <text:p text:style-name="P4"/>
      <text:p text:style-name="P7"><text:soft-page-break/><text:span text:style-name="T67">O</text:span><text:span text:style-name="T3"> network</text:span> <text:span text:style-name="T67">é o mapa.</text:span></text:p>
      <text:p text:style-name="P7"/>
      <text:p text:style-name="P27">facilities é um arquivo opcional que serve para definir pontos no mapa. Esse arquivo foi usado aqui [10] para mostrar os pontos de ônibus.</text:p>
      <text:p text:style-name="P7"/>
      <text:p text:style-name="P7"><text:span text:style-name="T8">p</text:span><text:span text:style-name="T4">opulation é</text:span> <text:span text:style-name="T4">onde</text:span> <text:span text:style-name="T23">fica </text:span><text:span text:style-name="T24">os dados de</text:span><text:span text:style-name="T23"> origem-destino dos pedestres. </text:span><text:span text:style-name="T68">T</text:span><text:span text:style-name="T23">em horários e locais de saída e chegada.</text:span></text:p>
      <text:p text:style-name="P5"/>
      <text:p text:style-name="P26">transit_<text:span text:style-name="T72">vehicles</text:span> possui os dados dos veículos usados no transporte público. <text:span text:style-name="T25">Aqui</text:span> tem tamanho <text:span text:style-name="T69">do veículo</text:span>, número de assentos, número máximo de pessoas em pé, <text:span text:style-name="T25">número de portas, etc…</text:span></text:p>
      <text:p text:style-name="P6"/>
      <text:p text:style-name="P26">transit_<text:span text:style-name="T5">schedule</text:span> possui os dados <text:span text:style-name="T70">das </text:span>linhas de ônibus <text:span text:style-name="T6">com</text:span><text:span text:style-name="T71">o</text:span><text:span text:style-name="T6"> </text:span>sua<text:span text:style-name="T6">s</text:span> rota<text:span text:style-name="T6">s, </text:span><text:span text:style-name="T71">paradas,</text:span> horários de saída e o veículo que vai fazer determinado horário. <text:span text:style-name="T72">Esses veículos devem estar declarados no transit_vehicles.</text:span></text:p>
      <text:p text:style-name="P6"/>
      <text:p text:style-name="P8">config, <text:span text:style-name="T9">junta todos esses arquivos </text:span><text:span text:style-name="T42">e </text:span><text:span text:style-name="T73">fornece a saída</text:span><text:span text:style-name="T42">. A</text:span><text:span text:style-name="T43">qui</text:span><text:span text:style-name="T42"> podemos controlar </text:span><text:span text:style-name="T43">o que deve aparecer nos resultados, o número de simulações, estratégias de otimização, etc…</text:span></text:p>
      <text:p text:style-name="P8"/>
      <text:p text:style-name="P9">Uma observação é que para criar as informações que estão <text:span text:style-name="T7">no p</text:span><text:span text:style-name="T4">opulation</text:span>, <text:span text:style-name="T73">tivemos que</text:span> <text:span text:style-name="T73">criar</text:span> um <text:span text:style-name="T74">algoritmo</text:span> que simula o rastreamento de pessoas baseado no <text:span text:style-name="T10">sinal de</text:span> Bluetooth. <text:span text:style-name="T26">Funciona assim, quando um ônibus se aproxima da parada o sinal dos pedestres que estão lá fica mais forte. Quando o ônibus se distancia, os sinais que ficaram fracos significa que as pessoas não subiram do ônibus </text:span><text:span text:style-name="T44">ou desceram</text:span><text:span text:style-name="T26"> e quem continua com sinal forte significa que subiu </text:span><text:span text:style-name="T45">ou permaneceu</text:span><text:span text:style-name="T26"> no ônibus.</text:span></text:p>
      <text:p text:style-name="P9"/>
      <text:p text:style-name="P23">[12]</text:p>
      <text:p text:style-name="P14"><text:span text:style-name="T27">Com </text:span><text:span text:style-name="T36">essas informações</text:span><text:span text:style-name="T27"> </text:span>conseguimos extrair <text:span text:style-name="T28">esses resultados. Esse gráfico gerado </text:span><text:span text:style-name="T75">mostra</text:span><text:span text:style-name="T28"> </text:span><text:span text:style-name="T38">a</text:span><text:span text:style-name="T28"> média de tempo de viagem. </text:span><text:span text:style-name="T37">Cada coluna é uma simulação. Então temos 30 simulações </text:span><text:span text:style-name="T39">e esse número </text:span><text:span text:style-name="T76">é</text:span><text:span text:style-name="T39"> definido</text:span><text:span text:style-name="T37"> no arquivo ‘config’. No eixo vertical é o número de horas. A barra vermelha é o tempo de espera pelo ônibus e a barra azul é dentro do ônibus. </text:span><text:span text:style-name="T76">O </text:span><text:span text:style-name="T79">significado dessas</text:span><text:span text:style-name="T76"> barra</text:span><text:span text:style-name="T79">s</text:span><text:span text:style-name="T76"> é que, </text:span><text:span text:style-name="T80">por exemplos,</text:span><text:span text:style-name="T38"> sicrano gastou 15 minutos no ônibus. Beltrano gastou, 30 minutos. Sicrano 20. </text:span><text:span text:style-name="T77">É feita a</text:span><text:span text:style-name="T38"> média aritmética </text:span><text:span text:style-name="T78">desses tempos e forma esse resultado.</text:span><text:span text:style-name="T38"> E aí vemos que o tempo de espera diminui ao longo das simulações. Essa é a otimização é feita através de uma ou mais estratégias </text:span><text:span text:style-name="T40">que </text:span><text:span text:style-name="T41">são</text:span><text:span text:style-name="T40"> definida</text:span><text:span text:style-name="T41">s </text:span><text:span text:style-name="T40">no</text:span><text:span text:style-name="T38"> ‘config’. </text:span><text:span text:style-name="T46">Aqui tem estratégia de mudança de horário. </text:span><text:span text:style-name="T81">Isso quer dizer que</text:span><text:span text:style-name="T46"> a pessoa saia de 10 horas e viu que se ela saísse de 9 e 50 teria mais chance de pegar o ônibus ou então de 10 e 10 para esperar menos pelo ônibus, dependendo da situação. Também tem a estratégia de mudança de modal. A pessoa anda de transporte público aí o simulador pode mudar para moto. </text:span><text:span text:style-name="T47">E várias outras estratégias.</text:span></text:p>
      <text:p text:style-name="P14"/>
      <text:p text:style-name="P24">[13]</text:p>
      <text:p text:style-name="P15"><text:span text:style-name="T82">C</text:span>omo conclusão, <text:span text:style-name="T29">existem regiões sem cobertura e com muita cobertura de paradas</text:span>. Então a pessoa vai ter que andar muito para achar a parada e também pode ter que esperar bastante tempo até o próximo ônibus passar. <text:span text:style-name="T31">Isso desmotiva o uso do transporte público</text:span><text:span text:style-name="T11"> </text:span><text:span text:style-name="T32">e o</text:span><text:span text:style-name="T11">s pe</text:span><text:span text:style-name="T32">destres </text:span><text:span text:style-name="T11">vão procurar outras formas de se deslocar, </text:span><text:span text:style-name="T33">causando </text:span><text:span text:style-name="T84">aqueles</text:span><text:span text:style-name="T11"> problemas lá no </text:span><text:span text:style-name="T83">começo</text:span><text:span text:style-name="T11">.</text:span></text:p>
      <text:p text:style-name="P15"/>
      <text:p text:style-name="P16"><text:span text:style-name="T85">E aí é</text:span> necessário propor melhorias, <text:span text:style-name="T12">analisando os dados do MATSim, </text:span><text:span text:style-name="T30">modificando as rotas, colocando mais paradas</text:span><text:span text:style-name="T12"> </text:span><text:span text:style-name="T13">e também conseguir os dados reais de origem-destino, </text:span><text:span text:style-name="T30">usando </text:span><text:span text:style-name="T35">mecanismos de rastreamento</text:span><text:span text:style-name="T13"> para colocar no arquivo population.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Estilo_20_padrão_20_de_20_desenho" style:display-name="Estilo padrão de desenh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22:58:29.642000000</meta:creation-date>
    <dc:date>2021-11-25T20:53:00.744000000</dc:date>
    <meta:editing-duration>PT3H13M8S</meta:editing-duration>
    <meta:editing-cycles>16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34" meta:word-count="919" meta:character-count="5330" meta:non-whitespace-character-count="4445"/>
  </office:meta>
</office:document-meta>
</file>